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jpeg" manifest:full-path="Pictures/100000000000049D00000133F2C95E2E.jpg"/>
  <manifest:file-entry manifest:media-type="image/png" manifest:full-path="Pictures/10000000000004A00000033424E6E9BF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4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3.566cm" svg:x="1.009cm" svg:y="7.139cm">
          <draw:image xlink:href="Pictures/10000000000004A00000033424E6E9BF.png" xlink:type="simple" xlink:show="embed" xlink:actuate="onLoad">
            <text:p/>
          </draw:image>
        </draw:frame>
        <draw:frame draw:style-name="gr1" draw:text-style-name="P1" draw:layer="layout" svg:width="19.589cm" svg:height="5.091cm" svg:x="1.001cm" svg:y="21.849cm">
          <draw:image xlink:href="Pictures/100000000000049D00000133F2C95E2E.jpg" xlink:type="simple" xlink:show="embed" xlink:actuate="onLoad">
            <text:p/>
          </draw:image>
        </draw:frame>
        <draw:frame draw:style-name="gr2" draw:layer="layout" svg:width="2.868cm" svg:height="0.962cm" svg:x="17.129cm" svg:y="17.818cm">
          <draw:text-box>
            <text:p>Interrupt</text:p>
          </draw:text-box>
        </draw:frame>
        <draw:frame draw:style-name="gr2" draw:layer="layout" svg:width="2.551cm" svg:height="0.962cm" svg:x="13.192cm" svg:y="20.739cm">
          <draw:text-box>
            <text:p>I2c bus</text:p>
          </draw:text-box>
        </draw:frame>
        <draw:frame draw:style-name="gr3" draw:layer="layout" svg:width="2.301cm" svg:height="1.724cm" svg:x="6.461cm" svg:y="20.558cm">
          <draw:text-box>
            <text:p>Power</text:p>
          </draw:text-box>
        </draw:frame>
        <draw:frame draw:style-name="gr2" draw:layer="layout" svg:width="2.585cm" svg:height="0.962cm" svg:x="1.209cm" svg:y="18.199cm">
          <draw:text-box>
            <text:p>1v8 out</text:p>
          </draw:text-box>
        </draw:frame>
        <draw:frame draw:style-name="gr2" draw:layer="layout" svg:width="2.513cm" svg:height="0.962cm" svg:x="9.155cm" svg:y="6.207cm">
          <draw:text-box>
            <text:p>Sensor</text:p>
          </draw:text-box>
        </draw:frame>
        <draw:frame draw:style-name="gr2" draw:layer="layout" svg:width="3.503cm" svg:height="0.962cm" svg:x="3.54cm" svg:y="6.207cm">
          <draw:text-box>
            <text:p>1v8 SMPS</text:p>
          </draw:text-box>
        </draw:frame>
        <draw:frame draw:style-name="gr2" draw:layer="layout" svg:width="6.539cm" svg:height="0.962cm" svg:x="7.731cm" svg:y="1.762cm">
          <draw:text-box>
            <text:p>Pulse System Design</text:p>
          </draw:text-box>
        </draw:frame>
        <draw:frame draw:style-name="gr2" draw:layer="layout" svg:width="11.373cm" svg:height="0.962cm" svg:x="5.318cm" svg:y="3.159cm">
          <draw:text-box>
            <text:p>Needs tested and firmware developed.</text:p>
          </draw:text-box>
        </draw:frame>
        <draw:line draw:style-name="gr4" draw:text-style-name="P1" draw:layer="layout" svg:x1="18.78cm" svg:y1="17.637cm" svg:x2="18.653cm" svg:y2="14.97cm">
          <text:p/>
        </draw:line>
        <draw:line draw:style-name="gr4" draw:text-style-name="P1" draw:layer="layout" svg:x1="2.524cm" svg:y1="17.764cm" svg:x2="3.032cm" svg:y2="14.843cm">
          <text:p/>
        </draw:line>
        <draw:line draw:style-name="gr4" draw:text-style-name="P1" draw:layer="layout" svg:x1="10.398cm" svg:y1="7.096cm" svg:x2="10.144cm" svg:y2="10.906cm">
          <text:p/>
        </draw:line>
        <draw:line draw:style-name="gr4" draw:text-style-name="P1" draw:layer="layout" svg:x1="5.699cm" svg:y1="7.35cm" svg:x2="8.239cm" svg:y2="14.081cm">
          <text:p/>
        </draw:line>
        <draw:line draw:style-name="gr4" draw:text-style-name="P1" draw:layer="layout" svg:x1="7.985cm" svg:y1="20.685cm" svg:x2="7.731cm" svg:y2="19.542cm">
          <text:p/>
        </draw:line>
        <draw:line draw:style-name="gr4" draw:text-style-name="P1" draw:layer="layout" svg:x1="14.335cm" svg:y1="21.066cm" svg:x2="14.462cm" svg:y2="19.66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8-17T02:46:48</meta:creation-date>
    <dc:date>2015-08-17T02:50:57</dc:date>
    <meta:editing-duration>PT4M9S</meta:editing-duration>
    <meta:editing-cycles>1</meta:editing-cycles>
    <meta:document-statistic meta:object-count="16"/>
    <meta:generator>OpenOffice/4.0.1$Unix OpenOffice.org_project/401m5$Build-9714</meta:generator>
  </office:meta>
</office:document-meta>
</file>